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officeooo:rsid="001638ef" officeooo:paragraph-rsid="001638ef" style:font-weight-asian="bold" style:font-weight-complex="bold"/>
    </style:style>
    <style:style style:name="P2" style:family="paragraph" style:parent-style-name="Standard">
      <style:paragraph-properties fo:text-align="justify" style:justify-single-word="false"/>
      <style:text-properties fo:font-weight="bold" officeooo:rsid="001638ef" officeooo:paragraph-rsid="001638ef" style:font-weight-asian="bold" style:font-weight-complex="bold"/>
    </style:style>
    <style:style style:name="P3" style:family="paragraph" style:parent-style-name="Standard">
      <style:paragraph-properties fo:text-align="justify" style:justify-single-word="false"/>
      <style:text-properties fo:font-weight="bold" officeooo:paragraph-rsid="0016e40b" style:font-weight-asian="bold" style:font-weight-complex="bold"/>
    </style:style>
    <style:style style:name="P4" style:family="paragraph" style:parent-style-name="Standard">
      <style:paragraph-properties fo:text-align="justify" style:justify-single-word="false"/>
      <style:text-properties fo:font-weight="bold" officeooo:rsid="0019a0ac" officeooo:paragraph-rsid="0019a0ac" style:font-weight-asian="bold" style:font-weight-complex="bold"/>
    </style:style>
    <style:style style:name="P5" style:family="paragraph" style:parent-style-name="Standard">
      <style:paragraph-properties fo:text-align="justify" style:justify-single-word="false"/>
      <style:text-properties fo:font-weight="normal" officeooo:rsid="001638ef" officeooo:paragraph-rsid="001638ef" style:font-weight-asian="normal" style:font-weight-complex="normal"/>
    </style:style>
    <style:style style:name="P6" style:family="paragraph" style:parent-style-name="Standard">
      <style:paragraph-properties fo:text-align="justify" style:justify-single-word="false"/>
      <style:text-properties fo:font-weight="normal" officeooo:rsid="001665d2" officeooo:paragraph-rsid="0016e40b" style:font-weight-asian="normal" style:font-weight-complex="normal"/>
    </style:style>
    <style:style style:name="P7" style:family="paragraph" style:parent-style-name="Standard">
      <style:paragraph-properties fo:text-align="justify" style:justify-single-word="false"/>
      <style:text-properties fo:font-weight="normal" officeooo:rsid="0016e40b" officeooo:paragraph-rsid="0016e40b" style:font-weight-asian="normal" style:font-weight-complex="normal"/>
    </style:style>
    <style:style style:name="P8" style:family="paragraph" style:parent-style-name="Standard">
      <style:paragraph-properties fo:text-align="justify" style:justify-single-word="false"/>
      <style:text-properties fo:font-weight="normal" officeooo:rsid="0019a0ac" officeooo:paragraph-rsid="0019a0ac" style:font-weight-asian="normal" style:font-weight-complex="normal"/>
    </style:style>
    <style:style style:name="P9" style:family="paragraph" style:parent-style-name="Standard">
      <style:paragraph-properties fo:text-align="justify" style:justify-single-word="false"/>
      <style:text-properties fo:font-weight="normal" officeooo:rsid="0019a0ac" officeooo:paragraph-rsid="001a98da" style:font-weight-asian="normal" style:font-weight-complex="normal"/>
    </style:style>
    <style:style style:name="P10" style:family="paragraph" style:parent-style-name="Standard">
      <style:paragraph-properties fo:text-align="justify" style:justify-single-word="false"/>
      <style:text-properties officeooo:paragraph-rsid="00192c81"/>
    </style:style>
    <style:style style:name="P11" style:family="paragraph" style:parent-style-name="Standard">
      <style:paragraph-properties fo:text-align="justify" style:justify-single-word="false"/>
      <style:text-properties style:text-underline-style="solid" style:text-underline-width="auto" style:text-underline-color="font-color" fo:font-weight="normal" officeooo:rsid="001665d2" officeooo:paragraph-rsid="001665d2" style:font-weight-asian="normal" style:font-weight-complex="normal"/>
    </style:style>
    <style:style style:name="P12" style:family="paragraph" style:parent-style-name="Standard">
      <style:paragraph-properties fo:text-align="justify" style:justify-single-word="false"/>
      <style:text-properties style:text-underline-style="solid" style:text-underline-width="auto" style:text-underline-color="font-color" fo:font-weight="bold" officeooo:rsid="001638ef" officeooo:paragraph-rsid="001638ef" style:font-weight-asian="bold" style:font-weight-complex="bold"/>
    </style:style>
    <style:style style:name="P13" style:family="paragraph" style:parent-style-name="Standard">
      <style:paragraph-properties fo:text-align="justify" style:justify-single-word="false"/>
      <style:text-properties style:text-underline-style="none" fo:font-weight="normal" officeooo:rsid="001638ef" officeooo:paragraph-rsid="001638ef" style:font-weight-asian="normal" style:font-weight-complex="normal"/>
    </style:style>
    <style:style style:name="P14" style:family="paragraph" style:parent-style-name="Standard">
      <style:paragraph-properties fo:text-align="justify" style:justify-single-word="false"/>
      <style:text-properties style:text-underline-style="none" fo:font-weight="normal" officeooo:rsid="001665d2" officeooo:paragraph-rsid="001665d2" style:font-weight-asian="normal" style:font-weight-complex="normal"/>
    </style:style>
    <style:style style:name="P15" style:family="paragraph" style:parent-style-name="Standard">
      <style:paragraph-properties fo:text-align="justify" style:justify-single-word="false"/>
      <style:text-properties fo:font-style="italic" fo:font-weight="normal" officeooo:rsid="0019a0ac" officeooo:paragraph-rsid="0019a0ac" style:font-style-asian="italic" style:font-weight-asian="normal" style:font-style-complex="italic" style:font-weight-complex="normal"/>
    </style:style>
    <style:style style:name="P16" style:family="paragraph" style:parent-style-name="Standard">
      <style:paragraph-properties fo:text-align="justify" style:justify-single-word="false"/>
      <style:text-properties fo:font-style="italic" fo:font-weight="normal" officeooo:paragraph-rsid="0019a0ac" style:font-style-asian="italic" style:font-weight-asian="normal" style:font-style-complex="italic" style:font-weight-complex="normal"/>
    </style:style>
    <style:style style:name="P17" style:family="paragraph" style:parent-style-name="Standard">
      <style:paragraph-properties fo:text-align="justify" style:justify-single-word="false"/>
      <style:text-properties fo:font-style="italic" officeooo:rsid="0016e40b" officeooo:paragraph-rsid="0016e40b" style:font-style-asian="italic" style:font-style-complex="italic"/>
    </style:style>
    <style:style style:name="P18" style:family="paragraph" style:parent-style-name="Standard">
      <style:paragraph-properties fo:text-align="justify" style:justify-single-word="false"/>
      <style:text-properties fo:font-style="normal" style:text-underline-style="none" fo:font-weight="normal" officeooo:rsid="001665d2" officeooo:paragraph-rsid="001665d2"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fo:font-style="normal" officeooo:rsid="0019a0ac" officeooo:paragraph-rsid="0019a0ac" style:font-style-asian="normal" style:font-style-complex="normal"/>
    </style:style>
    <style:style style:name="P20" style:family="paragraph" style:parent-style-name="Standard">
      <style:paragraph-properties fo:text-align="justify" style:justify-single-word="false"/>
      <style:text-properties fo:font-style="normal" fo:font-weight="bold" officeooo:rsid="0016e40b" officeooo:paragraph-rsid="0016e40b" style:font-style-asian="normal" style:font-weight-asian="bold" style:font-style-complex="normal" style:font-weight-complex="bold"/>
    </style:style>
    <style:style style:name="P21" style:family="paragraph" style:parent-style-name="Standard">
      <style:paragraph-properties fo:text-align="justify" style:justify-single-word="false"/>
      <style:text-properties fo:font-style="normal" fo:font-weight="bold" officeooo:rsid="001739ce" officeooo:paragraph-rsid="001739ce" style:font-style-asian="normal" style:font-weight-asian="bold" style:font-style-complex="normal" style:font-weight-complex="bold"/>
    </style:style>
    <style:style style:name="P22" style:family="paragraph" style:parent-style-name="Standard">
      <style:paragraph-properties fo:text-align="justify" style:justify-single-word="false"/>
      <style:text-properties fo:font-style="normal" fo:font-weight="bold" officeooo:rsid="00192c81" officeooo:paragraph-rsid="00192c81" style:font-style-asian="normal" style:font-weight-asian="bold" style:font-style-complex="normal" style:font-weight-complex="bold"/>
    </style:style>
    <style:style style:name="P23" style:family="paragraph" style:parent-style-name="Standard">
      <style:paragraph-properties fo:text-align="justify" style:justify-single-word="false"/>
      <style:text-properties fo:font-style="normal" fo:font-weight="bold" officeooo:rsid="001a98da" officeooo:paragraph-rsid="001a98da"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font-style="normal" fo:font-weight="normal" officeooo:rsid="00192c81" officeooo:paragraph-rsid="00192c81"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font-style="normal" fo:font-weight="normal" officeooo:rsid="001a98da" officeooo:paragraph-rsid="001a98da" style:font-style-asian="normal" style:font-weight-asian="normal" style:font-style-complex="normal" style:font-weight-complex="normal"/>
    </style:style>
    <style:style style:name="P26" style:family="paragraph" style:parent-style-name="Standard" style:list-style-name="L2">
      <style:paragraph-properties fo:text-align="justify" style:justify-single-word="false"/>
      <style:text-properties officeooo:paragraph-rsid="001638ef"/>
    </style:style>
    <style:style style:name="P27" style:family="paragraph" style:parent-style-name="Standard" style:list-style-name="L3">
      <style:paragraph-properties fo:text-align="justify" style:justify-single-word="false"/>
      <style:text-properties officeooo:paragraph-rsid="001665d2"/>
    </style:style>
    <style:style style:name="P28" style:family="paragraph" style:parent-style-name="Standard" style:list-style-name="L4">
      <style:paragraph-properties fo:text-align="justify" style:justify-single-word="false"/>
      <style:text-properties officeooo:paragraph-rsid="001665d2"/>
    </style:style>
    <style:style style:name="P29" style:family="paragraph" style:parent-style-name="Standard" style:list-style-name="L5">
      <style:paragraph-properties fo:text-align="justify" style:justify-single-word="false"/>
      <style:text-properties officeooo:paragraph-rsid="0016e40b"/>
    </style:style>
    <style:style style:name="P30" style:family="paragraph" style:parent-style-name="Standard" style:list-style-name="L7">
      <style:paragraph-properties fo:text-align="justify" style:justify-single-word="false"/>
      <style:text-properties officeooo:paragraph-rsid="00192c81"/>
    </style:style>
    <style:style style:name="P31" style:family="paragraph" style:parent-style-name="Standard" style:list-style-name="L8">
      <style:paragraph-properties fo:text-align="justify" style:justify-single-word="false"/>
      <style:text-properties officeooo:paragraph-rsid="00192c81"/>
    </style:style>
    <style:style style:name="P32" style:family="paragraph" style:parent-style-name="Standard" style:list-style-name="L1">
      <style:paragraph-properties fo:text-align="justify" style:justify-single-word="false"/>
      <style:text-properties fo:font-weight="normal" officeooo:rsid="001638ef" officeooo:paragraph-rsid="001638ef" style:font-weight-asian="normal" style:font-weight-complex="normal"/>
    </style:style>
    <style:style style:name="P33" style:family="paragraph" style:parent-style-name="Standard">
      <style:paragraph-properties fo:text-align="justify" style:justify-single-word="false"/>
      <style:text-properties fo:font-weight="normal" officeooo:rsid="001638ef" officeooo:paragraph-rsid="001638ef" style:font-weight-asian="normal" style:font-weight-complex="normal"/>
    </style:style>
    <style:style style:name="P34" style:family="paragraph" style:parent-style-name="Standard" style:list-style-name="L2">
      <style:paragraph-properties fo:text-align="justify" style:justify-single-word="false"/>
      <style:text-properties fo:font-weight="normal" officeooo:rsid="001638ef" officeooo:paragraph-rsid="001638ef" style:font-weight-asian="normal" style:font-weight-complex="normal"/>
    </style:style>
    <style:style style:name="P35" style:family="paragraph" style:parent-style-name="Standard">
      <style:paragraph-properties fo:text-align="justify" style:justify-single-word="false"/>
      <style:text-properties fo:font-weight="normal" officeooo:rsid="001bc4e4" officeooo:paragraph-rsid="001bc4e4" style:font-weight-asian="normal" style:font-weight-complex="normal"/>
    </style:style>
    <style:style style:name="P36" style:family="paragraph" style:parent-style-name="Standard">
      <style:paragraph-properties fo:text-align="justify" style:justify-single-word="false"/>
      <style:text-properties fo:font-style="normal" style:text-underline-style="none" fo:font-weight="normal" officeooo:rsid="001665d2" officeooo:paragraph-rsid="001665d2"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style:text-underline-style="none" fo:font-weight="normal" officeooo:rsid="0016e40b" officeooo:paragraph-rsid="0016e40b" style:font-style-asian="normal" style:font-weight-asian="normal" style:font-style-complex="normal" style:font-weight-complex="normal"/>
    </style:style>
    <style:style style:name="P38" style:family="paragraph" style:parent-style-name="Standard" style:list-style-name="L6">
      <style:paragraph-properties fo:text-align="justify" style:justify-single-word="false"/>
      <style:text-properties fo:font-style="normal" style:text-underline-style="none" fo:font-weight="normal" officeooo:rsid="0016e40b" officeooo:paragraph-rsid="0016e40b"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style:text-underline-style="none" fo:font-weight="normal" officeooo:rsid="00192c81" officeooo:paragraph-rsid="00192c81" style:font-style-asian="normal" style:font-weight-asian="normal" style:font-style-complex="normal" style:font-weight-complex="normal"/>
    </style:style>
    <style:style style:name="P40" style:family="paragraph" style:parent-style-name="Standard" style:list-style-name="L7">
      <style:paragraph-properties fo:text-align="justify" style:justify-single-word="false"/>
      <style:text-properties fo:font-style="normal" style:text-underline-style="none" fo:font-weight="normal" officeooo:rsid="00192c81" officeooo:paragraph-rsid="00192c81" style:font-style-asian="normal" style:font-weight-asian="normal" style:font-style-complex="normal" style:font-weight-complex="normal"/>
    </style:style>
    <style:style style:name="P41" style:family="paragraph" style:parent-style-name="Standard">
      <style:paragraph-properties fo:text-align="justify" style:justify-single-word="false"/>
      <style:text-properties fo:font-style="normal" style:text-underline-style="none" fo:font-weight="normal" officeooo:rsid="0019a0ac" officeooo:paragraph-rsid="0019a0ac"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style:text-underline-style="none" fo:font-weight="bold" officeooo:rsid="001665d2" officeooo:paragraph-rsid="001665d2" style:font-style-asian="normal" style:font-weight-asian="bold" style:font-style-complex="normal" style:font-weight-complex="bold"/>
    </style:style>
    <style:style style:name="P43" style:family="paragraph" style:parent-style-name="Standard">
      <style:paragraph-properties fo:text-align="justify" style:justify-single-word="false"/>
      <style:text-properties fo:font-style="normal" style:text-underline-style="none" fo:font-weight="bold" officeooo:rsid="001665d2" officeooo:paragraph-rsid="0016e40b" style:font-style-asian="normal" style:font-weight-asian="bold" style:font-style-complex="normal" style:font-weight-complex="bold"/>
    </style:style>
    <style:style style:name="P44" style:family="paragraph" style:parent-style-name="Standard">
      <style:paragraph-properties fo:text-align="justify" style:justify-single-word="false"/>
      <style:text-properties fo:font-style="normal" style:text-underline-style="none" fo:font-weight="bold" officeooo:rsid="0016e40b" officeooo:paragraph-rsid="0016e40b" style:font-style-asian="normal" style:font-weight-asian="bold" style:font-style-complex="normal" style:font-weight-complex="bold"/>
    </style:style>
    <style:style style:name="P45" style:family="paragraph" style:parent-style-name="Standard">
      <style:paragraph-properties fo:text-align="justify" style:justify-single-word="false"/>
      <style:text-properties fo:font-style="normal" style:text-underline-style="none" fo:font-weight="bold" officeooo:paragraph-rsid="00192c81" style:font-style-asian="normal" style:font-weight-asian="bold" style:font-style-complex="normal" style:font-weight-complex="bold"/>
    </style:style>
    <style:style style:name="P46" style:family="paragraph" style:parent-style-name="Standard">
      <style:paragraph-properties fo:text-align="justify" style:justify-single-word="false"/>
      <style:text-properties fo:font-style="normal" style:text-underline-style="none" fo:font-weight="bold" officeooo:rsid="00192c81" officeooo:paragraph-rsid="00192c81" style:font-style-asian="normal" style:font-weight-asian="bold" style:font-style-complex="normal" style:font-weight-complex="bold"/>
    </style:style>
    <style:style style:name="P47" style:family="paragraph" style:parent-style-name="Standard">
      <style:paragraph-properties fo:text-align="justify" style:justify-single-word="false"/>
      <style:text-properties fo:font-style="normal" style:text-underline-style="solid" style:text-underline-width="auto" style:text-underline-color="font-color" fo:font-weight="bold" officeooo:rsid="001665d2" officeooo:paragraph-rsid="001665d2" style:font-style-asian="normal" style:font-weight-asian="bold" style:font-style-complex="normal" style:font-weight-complex="bold"/>
    </style:style>
    <style:style style:name="P48" style:family="paragraph" style:parent-style-name="Standard">
      <style:paragraph-properties fo:text-align="justify" style:justify-single-word="false"/>
      <style:text-properties fo:font-style="normal" style:text-underline-style="solid" style:text-underline-width="auto" style:text-underline-color="font-color" fo:font-weight="normal" officeooo:rsid="0016e40b" officeooo:paragraph-rsid="0016e40b" style:font-style-asian="normal" style:font-weight-asian="normal" style:font-style-complex="normal" style:font-weight-complex="normal"/>
    </style:style>
    <style:style style:name="P49" style:family="paragraph" style:parent-style-name="Standard" style:list-style-name="L9">
      <style:paragraph-properties fo:text-align="justify" style:justify-single-word="false"/>
      <style:text-properties fo:font-style="normal" officeooo:rsid="0019a0ac" officeooo:paragraph-rsid="0019a0ac" style:font-style-asian="normal" style:font-style-complex="normal"/>
    </style:style>
    <style:style style:name="P50" style:family="paragraph" style:parent-style-name="Standard">
      <style:paragraph-properties fo:text-align="justify" style:justify-single-word="false"/>
      <style:text-properties fo:font-style="normal" fo:font-weight="normal" officeooo:rsid="001bc4e4" officeooo:paragraph-rsid="001bc4e4" style:font-style-asian="normal" style:font-weight-asian="normal" style:font-style-complex="normal" style:font-weight-complex="normal"/>
    </style:style>
    <style:style style:name="P51" style:family="paragraph" style:parent-style-name="Standard" style:list-style-name="L5">
      <style:paragraph-properties fo:text-align="justify" style:justify-single-word="false"/>
      <style:text-properties fo:font-style="italic" style:text-underline-style="none" fo:font-weight="normal" officeooo:rsid="001665d2" officeooo:paragraph-rsid="0016e40b" style:font-style-asian="italic" style:font-weight-asian="normal" style:font-style-complex="italic" style:font-weight-complex="normal"/>
    </style:style>
    <style:style style:name="P52" style:family="paragraph" style:parent-style-name="Standard">
      <style:paragraph-properties fo:text-align="justify" style:justify-single-word="false"/>
      <style:text-properties fo:font-style="italic" style:text-underline-style="none" fo:font-weight="normal" officeooo:rsid="0016e40b" officeooo:paragraph-rsid="0016e40b" style:font-style-asian="italic" style:font-weight-asian="normal" style:font-style-complex="italic" style:font-weight-complex="normal"/>
    </style:style>
    <style:style style:name="P53" style:family="paragraph" style:parent-style-name="Standard">
      <style:paragraph-properties fo:text-align="justify" style:justify-single-word="false"/>
      <style:text-properties fo:font-style="italic" style:text-underline-style="none" fo:font-weight="normal" officeooo:rsid="0019a0ac" officeooo:paragraph-rsid="0019a0ac" style:font-style-asian="italic" style:font-weight-asian="normal" style:font-style-complex="italic" style:font-weight-complex="normal"/>
    </style:style>
    <style:style style:name="P54" style:family="paragraph" style:parent-style-name="Standard">
      <style:paragraph-properties fo:text-align="justify" style:justify-single-word="false"/>
      <style:text-properties fo:font-style="italic" style:text-underline-style="none" fo:font-weight="normal" officeooo:rsid="001739ce" officeooo:paragraph-rsid="001739ce" style:font-style-asian="italic" style:font-weight-asian="normal" style:font-style-complex="italic" style:font-weight-complex="normal"/>
    </style:style>
    <style:style style:name="P55" style:family="paragraph" style:parent-style-name="Standard">
      <style:paragraph-properties fo:text-align="justify" style:justify-single-word="false"/>
      <style:text-properties fo:font-style="italic" style:text-underline-style="none" fo:font-weight="normal" officeooo:rsid="001a98da" officeooo:paragraph-rsid="001a98da" style:font-style-asian="italic" style:font-weight-asian="normal" style:font-style-complex="italic" style:font-weight-complex="normal"/>
    </style:style>
    <style:style style:name="P56" style:family="paragraph" style:parent-style-name="Standard">
      <style:paragraph-properties fo:text-align="justify" style:justify-single-word="false"/>
      <style:text-properties fo:font-style="italic" style:text-underline-style="none" officeooo:paragraph-rsid="00192c81" style:font-style-asian="italic" style:font-style-complex="italic"/>
    </style:style>
    <style:style style:name="P57" style:family="paragraph" style:parent-style-name="Standard" style:list-style-name="L6">
      <style:paragraph-properties fo:text-align="justify" style:justify-single-word="false"/>
      <style:text-properties fo:font-style="italic" officeooo:rsid="0016e40b" officeooo:paragraph-rsid="0016e40b" style:font-style-asian="italic" style:font-style-complex="italic"/>
    </style:style>
    <style:style style:name="P58" style:family="paragraph" style:parent-style-name="Standard" style:list-style-name="L9">
      <style:paragraph-properties fo:text-align="justify" style:justify-single-word="false"/>
      <style:text-properties fo:font-style="italic" officeooo:rsid="0019a0ac" officeooo:paragraph-rsid="0019a0ac" style:font-style-asian="italic" style:font-style-complex="italic"/>
    </style:style>
    <style:style style:name="P59" style:family="paragraph" style:parent-style-name="Standard">
      <style:paragraph-properties fo:text-align="justify" style:justify-single-word="false"/>
      <style:text-properties fo:font-style="italic" officeooo:rsid="001ccb78" officeooo:paragraph-rsid="001ccb78" style:font-style-asian="italic" style:font-style-complex="italic"/>
    </style:style>
    <style:style style:name="P60" style:family="paragraph" style:parent-style-name="Standard">
      <style:paragraph-properties fo:text-align="justify" style:justify-single-word="false"/>
      <style:text-properties fo:font-style="italic" fo:font-weight="normal" officeooo:rsid="0019a0ac" officeooo:paragraph-rsid="0019a0ac" style:font-style-asian="italic" style:font-weight-asian="normal" style:font-style-complex="italic" style:font-weight-complex="normal"/>
    </style:style>
    <style:style style:name="P61" style:family="paragraph" style:parent-style-name="Standard">
      <style:paragraph-properties fo:text-align="justify" style:justify-single-word="false"/>
      <style:text-properties fo:font-style="italic" fo:font-weight="normal" officeooo:rsid="001bc4e4" officeooo:paragraph-rsid="001bc4e4" style:font-style-asian="italic" style:font-weight-asian="normal" style:font-style-complex="italic" style:font-weight-complex="normal"/>
    </style:style>
    <style:style style:name="P62" style:family="paragraph" style:parent-style-name="Standard">
      <style:paragraph-properties fo:text-align="justify" style:justify-single-word="false"/>
      <style:text-properties fo:font-style="italic" fo:font-weight="normal" officeooo:rsid="001c1118" officeooo:paragraph-rsid="001c1118" style:font-style-asian="italic" style:font-weight-asian="normal" style:font-style-complex="italic" style:font-weight-complex="normal"/>
    </style:style>
    <style:style style:name="P63" style:family="paragraph" style:parent-style-name="Standard">
      <style:paragraph-properties fo:text-align="justify" style:justify-single-word="false"/>
      <style:text-properties fo:font-style="italic" fo:font-weight="bold" officeooo:rsid="001c1118" officeooo:paragraph-rsid="001c1118" style:font-style-asian="italic" style:font-weight-asian="bold" style:font-style-complex="italic" style:font-weight-complex="bold"/>
    </style:style>
    <style:style style:name="P64" style:family="paragraph" style:parent-style-name="Standard">
      <style:paragraph-properties fo:text-align="justify" style:justify-single-word="false"/>
      <style:text-properties style:text-underline-style="none" fo:font-weight="bold" officeooo:paragraph-rsid="0019a0ac" style:font-weight-asian="bold" style:font-weight-complex="bold"/>
    </style:style>
    <style:style style:name="P65" style:family="paragraph" style:parent-style-name="Standard">
      <style:paragraph-properties fo:text-align="justify" style:justify-single-word="false"/>
      <style:text-properties fo:font-weight="bold" officeooo:rsid="001638ef" officeooo:paragraph-rsid="001638ef" style:font-weight-asian="bold" style:font-weight-complex="bold"/>
    </style:style>
    <style:style style:name="P66" style:family="paragraph" style:parent-style-name="Standard">
      <style:paragraph-properties fo:text-align="justify" style:justify-single-word="false"/>
      <style:text-properties fo:font-weight="bold" officeooo:rsid="001c1118" officeooo:paragraph-rsid="001c1118" style:font-weight-asian="bold" style:font-weight-complex="bold"/>
    </style:style>
    <style:style style:name="P67" style:family="paragraph" style:parent-style-name="Standard">
      <style:paragraph-properties fo:text-align="justify" style:justify-single-word="false"/>
      <style:text-properties officeooo:rsid="001665d2" officeooo:paragraph-rsid="001665d2"/>
    </style:style>
    <style:style style:name="P68" style:family="paragraph" style:parent-style-name="Standard">
      <style:paragraph-properties fo:text-align="justify" style:justify-single-word="false"/>
      <style:text-properties officeooo:rsid="001ccb78" officeooo:paragraph-rsid="001ccb78"/>
    </style:style>
    <style:style style:name="P69" style:family="paragraph" style:parent-style-name="Standard">
      <style:paragraph-properties fo:text-align="justify" style:justify-single-word="false" fo:break-before="page"/>
      <style:text-properties fo:font-style="normal" style:text-underline-style="none" fo:font-weight="bold" officeooo:rsid="001665d2" officeooo:paragraph-rsid="001665d2" style:font-style-asian="normal" style:font-weight-asian="bold" style:font-style-complex="normal" style:font-weight-complex="bold"/>
    </style:style>
    <style:style style:name="P70" style:family="paragraph">
      <style:paragraph-properties fo:text-align="justify"/>
    </style:style>
    <style:style style:name="P71" style:family="paragraph">
      <loext:graphic-properties draw:fill="none" draw:fill-color="#ffffff"/>
      <style:text-properties style:font-name="Liberation Serif"/>
    </style:style>
    <style:style style:name="P72" style:family="paragraph">
      <loext:graphic-properties draw:fill="none" draw:fill-color="#ffffff"/>
      <style:paragraph-properties fo:text-align="justify"/>
      <style:text-properties style:font-name="Liberation Serif" fo:font-size="12pt" fo:font-style="italic" style:font-style-asian="italic" style:font-style-complex="italic"/>
    </style:style>
    <style:style style:name="T1" style:family="text">
      <style:text-properties fo:font-weight="normal" style:font-weight-asian="normal" style:font-weight-complex="normal"/>
    </style:style>
    <style:style style:name="T2" style:family="text">
      <style:text-properties fo:font-weight="normal" officeooo:rsid="001638ef"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bc4e4"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1638ef" style:font-style-asian="italic" style:font-weight-asian="normal" style:font-style-complex="italic" style:font-weight-complex="normal"/>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fo:font-weight="normal" style:font-style-asian="italic" style:font-weight-asian="normal" style:font-style-complex="italic" style:font-weight-complex="normal"/>
    </style:style>
    <style:style style:name="T9" style:family="text">
      <style:text-properties fo:font-style="italic" style:text-underline-style="none" fo:font-weight="normal" officeooo:rsid="001665d2" style:font-style-asian="italic" style:font-weight-asian="normal" style:font-style-complex="italic" style:font-weight-complex="normal"/>
    </style:style>
    <style:style style:name="T10" style:family="text">
      <style:text-properties fo:font-style="italic" style:text-underline-style="none" fo:font-weight="normal" officeooo:rsid="0016e40b" style:font-style-asian="italic" style:font-weight-asian="normal" style:font-style-complex="italic" style:font-weight-complex="normal"/>
    </style:style>
    <style:style style:name="T11" style:family="text">
      <style:text-properties fo:font-style="italic" style:text-underline-style="none" fo:font-weight="normal" officeooo:rsid="00192c81" style:font-style-asian="italic" style:font-weight-asian="normal" style:font-style-complex="italic" style:font-weight-complex="normal"/>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normal" style:font-weight-asian="normal" style:font-weight-complex="normal"/>
    </style:style>
    <style:style style:name="T14" style:family="text">
      <style:text-properties style:text-underline-style="none"/>
    </style:style>
    <style:style style:name="T15" style:family="text">
      <style:text-properties style:text-underline-style="none" fo:font-weight="normal" style:font-weight-asian="normal" style:font-weight-complex="normal"/>
    </style:style>
    <style:style style:name="T16" style:family="text">
      <style:text-properties style:text-underline-style="none" fo:font-weight="normal" officeooo:rsid="00192c81" style:font-weight-asian="normal" style:font-weight-complex="normal"/>
    </style:style>
    <style:style style:name="T17" style:family="text">
      <style:text-properties fo:font-style="normal" style:font-style-asian="normal" style:font-style-complex="normal"/>
    </style:style>
    <style:style style:name="T18" style:family="text">
      <style:text-properties fo:font-style="normal" officeooo:rsid="0019a0ac" style:font-style-asian="normal" style:font-style-complex="normal"/>
    </style:style>
    <style:style style:name="T19" style:family="text">
      <style:text-properties fo:font-style="normal" officeooo:rsid="001bc4e4" style:font-style-asian="normal" style:font-style-complex="normal"/>
    </style:style>
    <style:style style:name="T20" style:family="text">
      <style:text-properties fo:font-style="normal" officeooo:rsid="001c1118"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fo:font-style="normal" style:text-underline-style="none" officeooo:rsid="0016e40b" style:font-style-asian="normal" style:font-style-complex="normal"/>
    </style:style>
    <style:style style:name="T23" style:family="text">
      <style:text-properties fo:font-style="normal" style:text-underline-style="none" officeooo:rsid="001a98da" style:font-style-asian="normal" style:font-style-complex="normal"/>
    </style:style>
    <style:style style:name="T24" style:family="text">
      <style:text-properties fo:font-style="normal" style:text-underline-style="none" fo:font-weight="normal" style:font-style-asian="normal" style:font-weight-asian="normal" style:font-style-complex="normal" style:font-weight-complex="normal"/>
    </style:style>
    <style:style style:name="T25" style:family="text">
      <style:text-properties fo:font-style="normal" style:text-underline-style="none" fo:font-weight="normal" officeooo:rsid="001665d2" style:font-style-asian="normal" style:font-weight-asian="normal" style:font-style-complex="normal" style:font-weight-complex="normal"/>
    </style:style>
    <style:style style:name="T26" style:family="text">
      <style:text-properties fo:font-style="normal" style:text-underline-style="none" fo:font-weight="normal" officeooo:rsid="0016e40b" style:font-style-asian="normal" style:font-weight-asian="normal" style:font-style-complex="normal" style:font-weight-complex="normal"/>
    </style:style>
    <style:style style:name="T27" style:family="text">
      <style:text-properties fo:font-style="normal" style:text-underline-style="none" fo:font-weight="normal" officeooo:rsid="001739ce" style:font-style-asian="normal" style:font-weight-asian="normal" style:font-style-complex="normal" style:font-weight-complex="normal"/>
    </style:style>
    <style:style style:name="T28" style:family="text">
      <style:text-properties fo:font-style="normal" style:text-underline-style="none" fo:font-weight="normal" officeooo:rsid="00192c81" style:font-style-asian="normal" style:font-weight-asian="normal" style:font-style-complex="normal" style:font-weight-complex="normal"/>
    </style:style>
    <style:style style:name="T29" style:family="text">
      <style:text-properties fo:font-style="normal" style:text-underline-style="none" fo:font-weight="bold" officeooo:rsid="00192c81"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1bc4e4" style:font-style-asian="normal" style:font-weight-asian="normal" style:font-style-complex="normal" style:font-weight-complex="normal"/>
    </style:style>
    <style:style style:name="T32" style:family="text">
      <style:text-properties fo:font-style="normal" style:text-underline-style="solid" style:text-underline-width="auto" style:text-underline-color="font-color" style:font-style-asian="normal" style:font-style-complex="normal"/>
    </style:style>
    <style:style style:name="T33" style:family="text">
      <style:text-properties fo:font-style="normal" style:text-underline-style="solid" style:text-underline-width="auto" style:text-underline-color="font-color" fo:font-weight="normal" officeooo:rsid="00192c81" style:font-style-asian="normal" style:font-weight-asian="normal" style:font-style-complex="normal" style:font-weight-complex="normal"/>
    </style:style>
    <style:style style:name="T34" style:family="text">
      <style:text-properties officeooo:rsid="0019a0ac"/>
    </style:style>
    <style:style style:name="T35" style:family="text">
      <style:text-properties officeooo:rsid="001bc4e4"/>
    </style:style>
    <style:style style:name="T36" style:family="text">
      <style:text-properties style:font-name="Liberation Serif" fo:font-size="12pt"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92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3.89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8. Le funzioni</text:p>
      <text:p text:style-name="P5">Le funzioni sono parti di un programma messe a disposizione per strutturare in modo più chiaro e leggibile un programma. Si raggruppano parti del programma per evitare di duplicare parti del codice.</text:p>
      <text:p text:style-name="P5"/>
      <text:p text:style-name="P5">In un programma è sempre opportuno e conveniente strutturare il codice, raggruppandone delle sue parti in sotto-programmi autonomi, detti funzioni, che vengono eseguite in ogni punto in cui è richiesto.</text:p>
      <text:p text:style-name="P5"/>
      <text:p text:style-name="P5">L’organizzazione in funzioni ha moltissimi vantaggi: miglior strutturazione e organizzazione del codice, maggior leggibilità del codice, maggior mantenibilità del codice, riutilizzo di sotto-parti di uno stesso programma più volte, condivisioni di sotto-programmi tra programmi distinti, utilizzo di codice fatto da altri/librerie, sviluppo di un programma in parallelo, tra più autori.</text:p>
      <text:p text:style-name="P5"/>
      <text:p text:style-name="P5">In un programma C++ è possibile definire e chiamare funzioni (è possibile anche chiamare funzioni definite altrove: funzioni definite in altri file o funzioni di libreria).</text:p>
      <text:p text:style-name="P5"/>
      <text:p text:style-name="P2">28.1 Funzioni di libreria</text:p>
      <text:p text:style-name="P5">Una funzione è un sotto-programma che può essere utilizzato ripetutamente in un programma, o in programmi diversi.</text:p>
      <text:p text:style-name="P5">Una libreria è un insieme di funzioni precompilate (standard o fatte dal programmatore stesso in altri file).</text:p>
      <text:p text:style-name="P5">Alcune librerie C++ sono disponibili in tutte le implementazioni e con le stesse funzioni (ad es. cmath, iostream, iomanip, …). </text:p>
      <text:p text:style-name="P5"/>
      <text:p text:style-name="P2">28.1.1 Come è strutturata una libreria</text:p>
      <text:p text:style-name="P5">Una libreria è formata da una coppia di file:</text:p>
      <text:list xml:id="list3094182053" text:style-name="L1">
        <text:list-item>
          <text:p text:style-name="P32">un file di intestazione (header) contenente le dichiarazioni dei sotto-programmi stessi</text:p>
        </text:list-item>
        <text:list-item>
          <text:p text:style-name="P32">un file oggetto contenente le funzioni compilate</text:p>
        </text:list-item>
      </text:list>
      <text:p text:style-name="P5"/>
      <text:p text:style-name="P5">Per utilizzare in un programma le funzioni in una libreria bisogna:</text:p>
      <text:list xml:id="list2944784835" text:style-name="L2">
        <text:list-item>
          <text:p text:style-name="P26"><text:span text:style-name="T2">includere il file di intestazione della libreria con la direttiva</text:span><text:span text:style-name="T6"> #include &lt;nomelibreria&gt;</text:span></text:p>
        </text:list-item>
        <text:list-item>
          <text:p text:style-name="P34">in alcuni casi, indicare al linker il file contenente le funzioni compilate della libreria <text:span text:style-name="T35">(</text:span><text:span text:style-name="T4">g++ -lm prova.cc //</text:span><text:span text:style-name="T19">-lm serve per indicare che uso la libreria cmath, ma si può omettere per librerie famose come questa</text:span><text:span text:style-name="T35">)</text:span></text:p>
        </text:list-item>
        <text:list-item>
          <text:p text:style-name="P34">introdurre nel programma chiamate alle funzioni della libreria</text:p>
        </text:list-item>
      </text:list>
      <text:p text:style-name="P5"/>
      <text:p text:style-name="P67"><text:span text:style-name="T2">S</text:span><text:span text:style-name="T1">otto linux, nel terminale, è possibile con il comando </text:span><text:span text:style-name="T5">man &lt;funzione della libreria&gt; </text:span><text:span text:style-name="T30">individuare il manuale della funzione per vedere cosa essa fa </text:span><text:span text:style-name="T31">e altre informazioni sui parametri. Inoltre dice come linkare la libreria.</text:span></text:p>
      <text:p text:style-name="P67"><text:span text:style-name="T31"/></text:p>
      <text:p text:style-name="P68"><text:span text:style-name="T31">Q</text:span><text:span text:style-name="T30">uando includiamo una libreria il compilatore prende dal file system un file chiamato </text:span><text:span text:style-name="T5">nomelibreria.h</text:span><text:span text:style-name="T30"> (ci sarà un file </text:span><text:span text:style-name="T5">iostream.h </text:span><text:span text:style-name="T30">e </text:span><text:span text:style-name="T5">cmath.h</text:span><text:span text:style-name="T30">). Se includiamo una libreria includiamo il suffisso </text:span><text:span text:style-name="T5">.h </text:span><text:span text:style-name="T30">o </text:span><text:span text:style-name="T5">.hpp </text:span><text:span text:style-name="T30">(con le librerie standard il suffisso può venire omesso).</text:span></text:p>
      <text:p text:style-name="P68"><text:span text:style-name="T30">Come specificato poc’anzi anche al compilatore possiamo dare informazioni che useremo una libreria. Quando compiliamo possiamo mettere una flag per indicare la libreria usata al linker. Nel caso della libreria matematica la flag è </text:span><text:span text:style-name="T5">-lm </text:span><text:span text:style-name="T30">quindi si scriverà: </text:span><text:span text:style-name="T5">g++ -lm fact.cc</text:span><text:span text:style-name="T30">. Per vedere la flag delle librerie si può andare su </text:span><text:span text:style-name="T5">man &lt;comando di una libreria&gt; </text:span><text:span text:style-name="T30">e verrà specificata la flag per la seguente libreria. </text:span></text:p>
      <text:p text:style-name="P68"><text:span text:style-name="T30"/></text:p>
      <text:p text:style-name="P68"><text:span text:style-name="T30">Infine possiamo trovare le librerie su linux andando in questa cartella dal terminale:</text:span></text:p>
      <text:p text:style-name="P59"><text:soft-page-break/><text:span text:style-name="T1">/usr/lib/gcc/x86-64-linux-gnu/9</text:span><text:span text:style-name="T30"> e troveremo alcuni file oggetto andando nella cartella </text:span><text:span text:style-name="T1">/include </text:span><text:span text:style-name="T30">troveremo alcune librerie. Col comando </text:span><text:span text:style-name="T1">cat </text:span><text:span text:style-name="T30">o </text:span><text:span text:style-name="T1">less </text:span><text:span text:style-name="T30">seguito dal nome di un file ne vedremo il contenuto.</text:span></text:p>
      <text:p text:style-name="P5"/>
      <text:p text:style-name="P2">28.1.2 Come usare una libreria creata da noi</text:p>
      <text:p text:style-name="P35">Se in una nostro file usiamo una libreria da noi creata, esso sarà decomposto in più file.</text:p>
      <text:p text:style-name="P35">Ipotizziamo un file in cui viene calcolato il fattoriale di un numero grazie ad una nostra libreria. Il suddetto file verrà chiamato <text:span text:style-name="T3">fact_main.cc. </text:span><text:span text:style-name="T17">In un altro file, chiamato </text:span><text:span text:style-name="T3">fact.cc</text:span><text:span text:style-name="T17">, scriviamo la </text:span><text:span text:style-name="T20">DEFINIZIONE della </text:span><text:span text:style-name="T17">nostra funzione </text:span><text:span text:style-name="T3">fact </text:span><text:span text:style-name="T17">che calcola il fattoriale del numero.</text:span></text:p>
      <text:p text:style-name="P61">#include “fact.h”</text:p>
      <text:p text:style-name="P61"/>
      <text:p text:style-name="P61">long long fact (int n){</text:p>
      <text:p text:style-name="P61">long long fatt;</text:p>
      <text:p text:style-name="P61">… ;</text:p>
      <text:p text:style-name="P61">return fatt; }</text:p>
      <text:p text:style-name="P35">Anche nel file .cc dove abbiamo scritto la nostra funzione includiamo <text:span text:style-name="T3">fact.h </text:span><text:span text:style-name="T17">(al contrario delle librerie precompilate le nostre librerie vanno scritte tra virgolette “” e non tra &lt;&gt;). Infine in un file di testo (che sarà chiamato </text:span><text:span text:style-name="T3">fact.h)</text:span><text:span text:style-name="T17"> scriviamo la DICHIARAZIONE della nostra funzione.</text:span></text:p>
      <text:p text:style-name="P61">long long fact (int);</text:p>
      <text:p text:style-name="P35"><text:span text:style-name="T17"/></text:p>
      <text:p text:style-name="P35">Ora nel nostro <text:span text:style-name="T3">fact_main.cc </text:span><text:span text:style-name="T17">potremo usare la funzione </text:span><text:span text:style-name="T3">fact </text:span><text:span text:style-name="T17">senza averla mai definita, dopo aver incluso la libreria col comando </text:span><text:span text:style-name="T3">#include “fact.h”.</text:span></text:p>
      <text:p text:style-name="P35"><text:span text:style-name="T3"/></text:p>
      <text:p text:style-name="P50">In fase di compilazione il nostro file risulterà decomposto in più file quindi sarà necessario compilare più file insieme.</text:p>
      <text:p text:style-name="P50"/>
      <text:p text:style-name="P62">g++ -c fact.cc <text:span text:style-name="T17">//otteniamo un file oggetto </text:span>fact.o</text:p>
      <text:p text:style-name="P62">g++ fact_main.cc <text:span text:style-name="T17">//otteniamo un errore di compilazione perché il compilatore non trova la definizione della funzione utilizzata</text:span></text:p>
      <text:p text:style-name="P62"><text:span text:style-name="T17"/></text:p>
      <text:p text:style-name="P63">g++ fact.cc fact_main.cc -o fact_main.out <text:span text:style-name="T30">// in questo modo otteniamo un file eseguibile</text:span></text:p>
      <text:p text:style-name="P63"><text:span text:style-name="T30">Oppure si può compilare passando da un file oggetto</text:span></text:p>
      <text:p text:style-name="P63">g++ -c fact.cc</text:p>
      <text:p text:style-name="P63">g++ fact.o fact_main.cc <text:span text:style-name="T30">//otteniamo un file eseguibile </text:span><text:span text:style-name="T1">a.out</text:span></text:p>
      <text:p text:style-name="P2"/>
      <text:p text:style-name="P66">IMPORTANTE! <text:span text:style-name="T1">I tre file (</text:span><text:span text:style-name="T5">fact.cc </text:span><text:span text:style-name="T30">con la definizione, </text:span><text:span text:style-name="T5">fact.h</text:span><text:span text:style-name="T30"> con la dichiarazione e </text:span><text:span text:style-name="T5">fact_main.cc </text:span><text:span text:style-name="T30">con il programma e la chiamata</text:span><text:span text:style-name="T1">) devono essere tutti nella stessa cartella!</text:span></text:p>
      <text:p text:style-name="P2"/>
      <text:p text:style-name="P2">28.1.3 Esempi di librerie</text:p>
      <text:p text:style-name="P12">cmath</text:p>
      <text:p text:style-name="P13"/>
      <text:p text:style-name="P13">Libreria <text:span text:style-name="T3">&lt;cmath&gt;</text:span>: funzioni matematiche (da <text:span text:style-name="T3">double</text:span> a <text:span text:style-name="T3">double</text:span><text:span text:style-name="T17">, ma può essere effettuata con tutti i tipi numerici in quanto viene fatta una conversione esplicita</text:span>)</text:p>
      <text:p text:style-name="P13"/>
      <text:p text:style-name="P13"><text:span text:style-name="T3">fabs(x)</text:span>: valore assoluto di tipo float</text:p>
      <text:p text:style-name="P13"><text:span text:style-name="T3">sqrt(x)</text:span>: radice quadrata di x</text:p>
      <text:p text:style-name="P13"><text:span text:style-name="T3">pow(x,y)</text:span>: eleva x alla potenza di y</text:p>
      <text:p text:style-name="P13"><text:span text:style-name="T3">exp(x)</text:span>: eleva e alla potenza di x</text:p>
      <text:p text:style-name="P13"><text:span text:style-name="T3">log(x)</text:span>: logaritmo naturale di x</text:p>
      <text:p text:style-name="P13"><text:span text:style-name="T3">log10(x)</text:span>: logaritmo in base 10 di x</text:p>
      <text:p text:style-name="P13"><text:span text:style-name="T3">sin(x) e asin(x)</text:span>: seno e arcoseno trigonometrico</text:p>
      <text:p text:style-name="P13"><text:span text:style-name="T3">cos(x) e acos(x)</text:span>: coseno e arcocoseno trigonometrico</text:p>
      <text:p text:style-name="P13"><text:soft-page-break/><text:span text:style-name="T3">tan(x) e atan(x)</text:span>: tangente e arcotangente trigonometrico</text:p>
      <text:p text:style-name="P14"/>
      <text:p text:style-name="P11">Hint:<text:span text:style-name="T14"> </text:span><text:span text:style-name="T7">log2(x)=log(x)/log(2) </text:span><text:span text:style-name="T21">(il logaritmo in base due di x equivale al rapporto tra il logaritmo naturale di x e il logaritmo naturale di due).</text:span></text:p>
      <text:p text:style-name="P18"/>
      <text:p text:style-name="P47">cctype</text:p>
      <text:p text:style-name="P14"><text:span text:style-name="T17">Libreria </text:span><text:span text:style-name="T3">&lt;cctype&gt;</text:span><text:span text:style-name="T17">: funzioni di riconoscimento (da </text:span><text:span text:style-name="T3">char </text:span><text:span text:style-name="T17">a </text:span><text:span text:style-name="T3">bool</text:span><text:span text:style-name="T17">) (NON consentita all’esame)</text:span></text:p>
      <text:p text:style-name="P14">isalnum(c): carattere alfabetico o cifra decimale</text:p>
      <text:p text:style-name="P14">isalpha(c): carattere alfabetico</text:p>
      <text:p text:style-name="P14">iscntrl(c): carattere di controllo</text:p>
      <text:p text:style-name="P14">isdigit(c): cifra decimale</text:p>
      <text:p text:style-name="P14">isgraph(c): carattere grafico, diverso da spazio</text:p>
      <text:p text:style-name="P14">islower(c): lettera minuscola</text:p>
      <text:p text:style-name="P14">isupper(c): lettera maiuscola</text:p>
      <text:p text:style-name="P14">isprint(c): carattere stampabile, anche spazio</text:p>
      <text:p text:style-name="P14">isspace(c): spazio, salto pagina, nuova riga o tab.</text:p>
      <text:p text:style-name="P14">isxdigit(c): cifra esadecimale</text:p>
      <text:p text:style-name="P14"/>
      <text:p text:style-name="P14">La libreria <text:span text:style-name="T3">&lt;cctype&gt; </text:span><text:span text:style-name="T17">permette anche di effettuare delle funzioni di conversione (da </text:span><text:span text:style-name="T3">char </text:span><text:span text:style-name="T17">a </text:span><text:span text:style-name="T3">char</text:span><text:span text:style-name="T17">)</text:span></text:p>
      <text:p text:style-name="P14"><text:span text:style-name="T17">tolower(c): se </text:span><text:span text:style-name="T3">c</text:span><text:span text:style-name="T17"> è una lettera maiuscola restituisce la corrispondente lettera</text:span></text:p>
      <text:p text:style-name="P14"><text:span text:style-name="T17">minuscola, altrimenti restituisce </text:span><text:span text:style-name="T3">c</text:span></text:p>
      <text:p text:style-name="P18">toupper(c): come sopra ma in maiuscolo</text:p>
      <text:p text:style-name="P18"/>
      <text:p text:style-name="P42">28.1.3 <text:tab/>Esempio di uso di funzione di libreria</text:p>
      <text:p text:style-name="P18">Se in un programma si usa ad esempio la funzione <text:span text:style-name="T3">log(i) </text:span>di <text:span text:style-name="T3">cmath</text:span> alla chiamata <text:span text:style-name="T3">log(i)</text:span>:</text:p>
      <text:list xml:id="list2880430810" text:style-name="L3">
        <text:list-item>
          <text:p text:style-name="P27"><text:span text:style-name="T25">il programma trasferisce il controllo dal codice di </text:span><text:span text:style-name="T9">main</text:span><text:span text:style-name="T25"> al codice di </text:span><text:span text:style-name="T9">log</text:span><text:span text:style-name="T25"> in </text:span><text:span text:style-name="T9">cmath</text:span><text:span text:style-name="T25">, e lo riprende al termine della funzione</text:span></text:p>
        </text:list-item>
      </text:list>
      <text:list xml:id="list1689064672" text:style-name="L4">
        <text:list-item>
          <text:p text:style-name="P28"><text:span text:style-name="T25">il valore di </text:span><text:span text:style-name="T9">i</text:span><text:span text:style-name="T25"> viene valutato e passato in input alla funzione </text:span><text:span text:style-name="T9">log</text:span></text:p>
        </text:list-item>
        <text:list-item>
          <text:p text:style-name="P28"><text:span text:style-name="T9">log(i)</text:span><text:span text:style-name="T25"> viene valutata al valore restituito dalla computazione della funzione </text:span><text:span text:style-name="T9">log</text:span><text:span text:style-name="T25"> con il valore </text:span><text:span text:style-name="T9">i</text:span><text:span text:style-name="T25"> in input</text:span></text:p>
        </text:list-item>
      </text:list>
      <text:p text:style-name="P18"/>
      <text:p text:style-name="P18"/>
      <text:p text:style-name="P69">28.2 Definizione, dichiarazione e chiamata di funzioni</text:p>
      <text:p text:style-name="P43">Definizione.</text:p>
      <text:p text:style-name="P6"><text:span text:style-name="T32">Sintassi</text:span><text:span text:style-name="T21">: </text:span><text:span text:style-name="T7">tipo id(tipo1 id1, ... , tipoN idN) {...}</text:span><text:span text:style-name="T21"> </text:span></text:p>
      <text:p text:style-name="P6"><text:span text:style-name="T32">Esempio</text:span><text:span text:style-name="T21">: </text:span><text:span text:style-name="T7">double pow(double x, double y) {...} </text:span></text:p>
      <text:p text:style-name="P37">dove:</text:p>
      <text:list xml:id="list3743146137" text:style-name="L5">
        <text:list-item>
          <text:p text:style-name="P51"/>
          <text:p text:style-name="P29"><text:span text:style-name="T9">id1,...,idN</text:span><text:span text:style-name="T25"> sono i parametri formali (sempre presenti) della funzione </text:span><text:span text:style-name="T26">(gli argomenti della funzione) e devono essere posti tra parentesi tonde precedute dal loro tipo (sono i parametri presi in input dalla funzione, la quale può usare anche altre variabili come le variabili globali o le variabili definite al suo interno). </text:span><text:span text:style-name="T27">Devo specificare il tipo del parametro per ogni identificativo.</text:span></text:p>
        </text:list-item>
        <text:list-item>
          <text:p text:style-name="P29"><text:span text:style-name="T10">tipo </text:span><text:span text:style-name="T26">rappresenta il tipo del valore restituito dalla funzione in output</text:span></text:p>
        </text:list-item>
        <text:list-item>
          <text:p text:style-name="P29"><text:span text:style-name="T10">id </text:span><text:span text:style-name="T26">rappresenta il nome della funzione</text:span></text:p>
        </text:list-item>
      </text:list>
      <text:p text:style-name="P37"/>
      <text:p text:style-name="P3"><text:span text:style-name="T22">! </text:span><text:span text:style-name="T27">Una funzione può anche essere senza argomenti. In questo caso ritorna un valore sempre costante che non dipende da nessuna variabile.</text:span></text:p>
      <text:p text:style-name="P37"/>
      <text:p text:style-name="P44">Dichiarazione.</text:p>
      <text:p text:style-name="P7"><text:span text:style-name="T32">Sintassi</text:span><text:span text:style-name="T21">:</text:span><text:span text:style-name="T7"> tipo id(tipo1 [id1], ... , tipoN [idN]);</text:span></text:p>
      <text:p text:style-name="P7"><text:span text:style-name="T32">Esempio</text:span><text:span text:style-name="T21">: </text:span><text:span text:style-name="T7">double pow(double, double e);</text:span></text:p>
      <text:p text:style-name="P37"/>
      <text:p text:style-name="P7"><text:span text:style-name="T21">Serve per “richiamare” una definizione fatta altrove, e consentirne l’uso! Non sostituisce la definizione di una funzione. Usando la dichiarazione si avvisa il programma che verrà definita una funzione più avanti nel programma. Noi possiamo fare una dichiarazione fuori dal </text:span><text:span text:style-name="T7">main</text:span><text:span text:style-name="T21">, richiamare la nostra funzione e successivamente fuori dal </text:span><text:span text:style-name="T7">main </text:span><text:span text:style-name="T21">definire la funzione</text:span></text:p>
      <text:p text:style-name="P48"/>
      <text:p text:style-name="P7"><text:span text:style-name="T32">Nota</text:span><text:span text:style-name="T21">: id1,...,idN sono opzionali!</text:span></text:p>
      <text:p text:style-name="P37"/>
      <text:p text:style-name="P44">Chiamata.</text:p>
      <text:p text:style-name="P7"><text:span text:style-name="T32">Sintassi</text:span><text:span text:style-name="T21">: </text:span><text:span text:style-name="T7">id (exp1, ..., expN) </text:span></text:p>
      <text:p text:style-name="P7"><text:span text:style-name="T32">Esempio</text:span><text:span text:style-name="T21">: </text:span><text:span text:style-name="T7">x = pow(2.0*y,3.0); </text:span></text:p>
      <text:p text:style-name="P37">dove:</text:p>
      <text:list xml:id="list1305973871" text:style-name="L6">
        <text:list-item>
          <text:p text:style-name="P38">exp1, ..., expN sono i parametri attuali della chiamata </text:p>
        </text:list-item>
        <text:list-item>
          <text:p text:style-name="P57"><text:span text:style-name="T15">id </text:span><text:span text:style-name="T24">è l’identificativo della funzione.</text:span></text:p>
        </text:list-item>
      </text:list>
      <text:p text:style-name="P17"><text:span text:style-name="T15">x</text:span><text:span text:style-name="T24"> deve essere del tipo specificato in fase di definizione della funziona (il tipo che precede l’</text:span><text:span text:style-name="T15">id</text:span><text:span text:style-name="T24"> della funzione) e in </text:span><text:span text:style-name="T15">x </text:span><text:span text:style-name="T24">verrà memorizzato il valore di ritorno della funzione.</text:span></text:p>
      <text:p text:style-name="P37"/>
      <text:p text:style-name="P37">La chiamata può essere fatta anche senza eguagliare ad una variabile.</text:p>
      <text:p text:style-name="P17"><text:span text:style-name="T24">Ad esempio: </text:span><text:span text:style-name="T15">cout &lt;&lt; pow(2.0*y,3.0);</text:span></text:p>
      <text:p text:style-name="P52"/>
      <text:p text:style-name="P20"><text:span text:style-name="T14">N.B.! </text:span><text:span text:style-name="T15">I parametri attuali </text:span><text:span text:style-name="T8">exp1, ..., expN </text:span><text:span text:style-name="T15">della chiamata devono essere </text:span><text:span text:style-name="T14">compatibili</text:span><text:span text:style-name="T15"> per numero, ordine e rispettivamente per tipo ai corrispondenti parametri formali!</text:span></text:p>
      <text:p text:style-name="P37"/>
      <text:p text:style-name="P21"><text:span text:style-name="T14">28.2.1 L’istruzione </text:span><text:span text:style-name="T7">return</text:span></text:p>
      <text:p text:style-name="P21"><text:span text:style-name="T15">Il corpo di una funzione può contenere una o più istruzioni </text:span><text:span text:style-name="T8">return</text:span><text:span text:style-name="T15">.</text:span></text:p>
      <text:p text:style-name="P21"><text:span text:style-name="T13">Sintassi</text:span><text:span text:style-name="T15">: </text:span><text:span text:style-name="T8">return expression;</text:span></text:p>
      <text:p text:style-name="P21"><text:span text:style-name="T13">Esempio</text:span><text:span text:style-name="T15">: </text:span><text:span text:style-name="T8">return 3*x;</text:span></text:p>
      <text:p text:style-name="P24"><text:span text:style-name="T7">expression</text:span><text:span text:style-name="T14"> deve essere compatibile con il tipo restituito dalla funzione.</text:span></text:p>
      <text:p text:style-name="P39"/>
      <text:p text:style-name="P24"><text:span text:style-name="T14">L’esecuzione dell’istruzione </text:span><text:span text:style-name="T7">return</text:span><text:span text:style-name="T14">:</text:span></text:p>
      <text:list xml:id="list1257403772" text:style-name="L7">
        <text:list-item>
          <text:p text:style-name="P40">fa terminare la funzione</text:p>
        </text:list-item>
        <text:list-item>
          <text:p text:style-name="P30"><text:soft-page-break/><text:span text:style-name="T28">fa sì che il valore della chiamata alla funzione sia il valore dell’espressione </text:span><text:span text:style-name="T11">expression</text:span><text:span text:style-name="T28"> (con conversione implicita se di tipo diverso).</text:span></text:p>
        </text:list-item>
      </text:list>
      <text:p text:style-name="P39"/>
      <text:p text:style-name="P10"><text:span text:style-name="T29">! </text:span><text:span text:style-name="T24">È buona prassi che una funzione contenga un’unica istruzione </text:span><text:span text:style-name="T8">return</text:span><text:span text:style-name="T24">! </text:span></text:p>
      <text:p text:style-name="P45"/>
      <text:p text:style-name="P4"><text:span text:style-name="T21">28.2.1.1 </text:span><text:span text:style-name="T7">return</text:span><text:span text:style-name="T21"> multipli di una funzione</text:span></text:p>
      <text:p text:style-name="P8"><text:span text:style-name="T21">In una funzione è buona prassi evitare l’uso di </text:span><text:span text:style-name="T7">return</text:span><text:span text:style-name="T21"> multipli (in particolare se usati come impliciti if-then-else).</text:span></text:p>
      <text:p text:style-name="P41"><draw:frame text:anchor-type="paragraph" draw:z-index="0" draw:name="Forma1" draw:style-name="gr2" draw:text-style-name="P72" svg:width="2.303cm" svg:height="3.897cm" svg:x="6.131cm" svg:y="0.032cm"><draw:text-box><text:p text:style-name="P70"><text:span text:style-name="T36">int f (...) {</text:span></text:p><text:p text:style-name="P70"><text:span text:style-name="T36">int res;</text:span></text:p><text:p text:style-name="P70"><text:span text:style-name="T36">...</text:span></text:p><text:p text:style-name="P70"><text:span text:style-name="T36">res = exp1;</text:span></text:p><text:p text:style-name="P70"><text:span text:style-name="T36">...</text:span></text:p><text:p text:style-name="P70"><text:span text:style-name="T36">res = expN;</text:span></text:p><text:p text:style-name="P70"><text:span text:style-name="T36">return res;</text:span></text:p><text:p text:style-name="P70"><text:span text:style-name="T36">}</text:span></text:p></draw:text-box></draw:frame></text:p>
      <text:p text:style-name="P53">int f (...) {</text:p>
      <text:p text:style-name="P53">...</text:p>
      <text:p text:style-name="P15"><text:span text:style-name="T14">return exp1;<text:tab/></text:span><text:span text:style-name="T21">diventa →</text:span></text:p>
      <text:p text:style-name="P53">...</text:p>
      <text:p text:style-name="P53">return expN;</text:p>
      <text:p text:style-name="P53">}</text:p>
      <text:p text:style-name="P8"/>
      <text:p text:style-name="P64"/>
      <text:p text:style-name="P16"><draw:frame text:anchor-type="paragraph" draw:z-index="1" draw:name="Forma2" draw:style-name="gr1" draw:text-style-name="P71" svg:width="3.731cm" svg:height="2.924cm" svg:x="5.126cm" svg:y="0.307cm"><draw:text-box><text:p text:style-name="P70"><text:span text:style-name="T36">if (...) { </text:span></text:p><text:p text:style-name="P70"><text:span text:style-name="T36">res = exp1;</text:span></text:p><text:p text:style-name="P70"><text:span text:style-name="T36"><text:s/></text:span><text:span text:style-name="T36">} else { </text:span></text:p><text:p text:style-name="P70"><text:span text:style-name="T36">res = exp2;</text:span></text:p><text:p text:style-name="P70"><text:span text:style-name="T36">} </text:span></text:p><text:p text:style-name="P70"><text:span text:style-name="T36">return res;</text:span></text:p></draw:text-box></draw:frame></text:p>
      <text:p text:style-name="P16">if (...) { </text:p>
      <text:p text:style-name="P16">return exp1; </text:p>
      <text:p text:style-name="P16">}<text:span text:style-name="T34">else {<text:tab/><text:tab/></text:span><text:span text:style-name="T18">diventa→</text:span></text:p>
      <text:p text:style-name="P15">return exp2;</text:p>
      <text:p text:style-name="P15">}</text:p>
      <text:p text:style-name="P15"/>
      <text:p text:style-name="P64"/>
      <text:p text:style-name="P4"><text:span text:style-name="T14">28.2.1.2 L’istruzione </text:span><text:span text:style-name="T7">return </text:span><text:span text:style-name="T21">in un loop</text:span></text:p>
      <text:p text:style-name="P9"><text:span text:style-name="T21">L’istruzione </text:span><text:span text:style-name="T7">return</text:span><text:span text:style-name="T21"> termina direttamente il ciclo (e l’intera funzione) equivalente ad un </text:span><text:span text:style-name="T7">break.</text:span></text:p>
      <text:p text:style-name="P9"><text:span text:style-name="T21">Da evitare! </text:span><text:span text:style-name="T23">Infatti </text:span><text:span text:style-name="T21">si può sempre fare modificando la condizione.</text:span></text:p>
      <text:p text:style-name="P64"/>
      <text:p text:style-name="P46">28.2.2 Esempio di funzione</text:p>
      <text:p text:style-name="P10"><text:span text:style-name="T28">La funzione </text:span><text:span text:style-name="T11">mcd </text:span></text:p>
      <text:p text:style-name="P56">int mcd(int a, int b){ </text:p>
      <text:p text:style-name="P56">int resto; </text:p>
      <text:p text:style-name="P56">while(b!=0) { </text:p>
      <text:p text:style-name="P56">resto = a%b; </text:p>
      <text:p text:style-name="P56">a = b; </text:p>
      <text:p text:style-name="P56">b = resto; </text:p>
      <text:p text:style-name="P56">} </text:p>
      <text:p text:style-name="P56">return a; } </text:p>
      <text:p text:style-name="P54"/>
      <text:p text:style-name="P22"><text:span text:style-name="T15">La chiamata</text:span><text:span text:style-name="T8"> mcd(n1,n2)</text:span><text:span text:style-name="T15"> viene eseguita nel modo seguente:</text:span></text:p>
      <text:list xml:id="list872544897" text:style-name="L8">
        <text:list-item>
          <text:p text:style-name="P31"><text:span text:style-name="T28">vengono calcolati i valori dei parametri attuali </text:span><text:span text:style-name="T11">n1</text:span><text:span text:style-name="T28"> e </text:span><text:span text:style-name="T11">n2</text:span><text:span text:style-name="T28"> (</text:span><text:span text:style-name="T33">l’ordine non è specificato</text:span><text:span text:style-name="T28">)</text:span></text:p>
        </text:list-item>
        <text:list-item>
          <text:p text:style-name="P31"><text:span text:style-name="T28">i valori vengono copiati, nell’ordine, nei parametri formali </text:span><text:span text:style-name="T11">a</text:span><text:span text:style-name="T28"> e </text:span><text:span text:style-name="T11">b</text:span><text:span text:style-name="T28"> (</text:span><text:span text:style-name="T33">chiamata per valore</text:span><text:span text:style-name="T28">)</text:span></text:p>
        </text:list-item>
        <text:list-item>
          <text:p text:style-name="P31"><text:span text:style-name="T28">viene eseguita la funzione e modificati i valori di </text:span><text:span text:style-name="T11">a</text:span><text:span text:style-name="T28"> e </text:span><text:span text:style-name="T11">b</text:span><text:span text:style-name="T28"> e della variabile locale </text:span><text:span text:style-name="T11">resto</text:span><text:span text:style-name="T28"> (</text:span><text:span text:style-name="T11">n1</text:span><text:span text:style-name="T28"> e </text:span><text:span text:style-name="T11">n2</text:span><text:span text:style-name="T28"> rimangono con il loro valore originale)</text:span></text:p>
        </text:list-item>
        <text:list-item>
          <text:p text:style-name="P31"><text:span text:style-name="T28">la funzione </text:span><text:span text:style-name="T11">mcd</text:span><text:span text:style-name="T28"> restituisce al programma chiamante il valore dell’espressione che appare nell’istruzione </text:span><text:span text:style-name="T11">return</text:span></text:p>
          <text:p text:style-name="P31"><text:span text:style-name="T11"/></text:p>
        </text:list-item>
      </text:list>
      <text:p text:style-name="P19"><text:span text:style-name="T16">N</text:span><text:span text:style-name="T15">el </text:span><text:span text:style-name="T8">main</text:span><text:span text:style-name="T15"> le chiamate sono le seguenti:</text:span></text:p>
      <text:list xml:id="list4218881455" text:style-name="L9">
        <text:list-item>
          <text:p text:style-name="P58"><text:span text:style-name="T15">x = mcd (n1,n2), x</text:span><text:span text:style-name="T24"> assumerà il valore di </text:span><text:span text:style-name="T15">a </text:span><text:span text:style-name="T24">e potrà essere stampato in questo modo </text:span><text:span text:style-name="T15">cout &lt;&lt; x;</text:span></text:p>
        </text:list-item>
        <text:list-item>
          <text:p text:style-name="P49"><text:span text:style-name="T15">oppure si può direttamente stampare in questo modo </text:span><text:span text:style-name="T8">cout &lt;&lt; mcd(n1,n2);</text:span></text:p>
        </text:list-item>
      </text:list>
      <text:p text:style-name="P41"><text:soft-page-break/></text:p>
      <text:p text:style-name="P23"><text:span text:style-name="T14">28.3 Le procedure (funzioni </text:span><text:span text:style-name="T7">void</text:span><text:span text:style-name="T14">)</text:span></text:p>
      <text:p text:style-name="P25"><text:span text:style-name="T14">In C++ c’è la possibilità di definire procedure, cioè funzioni che non ritornano esplicitamente valori (ovvero funzioni il cui valore di ritorno è di tipo </text:span><text:span text:style-name="T7">void</text:span><text:span text:style-name="T14">).</text:span></text:p>
      <text:p text:style-name="P25"><text:span text:style-name="T12">Esempio definione</text:span><text:span text:style-name="T14">: </text:span><text:span text:style-name="T7">void pippo (int x) </text:span><text:span text:style-name="T14">{… … </text:span><text:span text:style-name="T7">return;</text:span><text:span text:style-name="T14"> } </text:span></text:p>
      <text:p text:style-name="P25"><text:span text:style-name="T12">Esempio chiamata:</text:span><text:span text:style-name="T14"> </text:span><text:span text:style-name="T7"><text:s/>pippo(n*2); </text:span></text:p>
      <text:p text:style-name="P55"/>
      <text:p text:style-name="P25"><text:span text:style-name="T14">Nelle funzioni </text:span><text:span text:style-name="T7">void</text:span><text:span text:style-name="T14">, l’espressione </text:span><text:span text:style-name="T7">return</text:span><text:span text:style-name="T14"> può mancare, oppure apparire senza essere seguita da espressioni (termina la procedura). </text:span></text:p>
      <text:p text:style-name="P25"><text:span text:style-name="T14">Le funzioni </text:span><text:span text:style-name="T7">void, </text:span><text:span text:style-name="T14">non restituendo alcun valore, presentano dei </text:span><text:span text:style-name="T7">cout</text:span><text:span text:style-name="T14"> interni per poter stampare a video quello che fan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0T10:41:24.497000000</meta:creation-date>
    <dc:date>2021-10-10T13:35:40.540704668</dc:date>
    <meta:editing-duration>PT22M37S</meta:editing-duration>
    <meta:editing-cycles>3</meta:editing-cycles>
    <meta:generator>LibreOffice/6.4.7.2$Linux_X86_64 LibreOffice_project/40$Build-2</meta:generator>
    <meta:document-statistic meta:table-count="0" meta:image-count="0" meta:object-count="0" meta:page-count="6" meta:paragraph-count="149" meta:word-count="1694" meta:character-count="10836" meta:non-whitespace-character-count="9287"/>
  </office:meta>
</office:document-meta>
</file>